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Animations</text:h>
      <text:p text:style-name="Text_20_body">Get a better understanding of animations and their use in modern apps and sites.</text:p>
      <text:list xml:id="list1041391630034759423" text:style-name="L1">
        <text:list-item>
          <text:p text:style-name="P7"><text:a xlink:type="simple" xlink:href="https://developers.google.com/web/fundamentals/design-and-ui/animations/?hl=en" text:style-name="Internet_20_link" text:visited-style-name="Visited_20_Internet_20_Link">Animations</text:a></text:p>
        </text:list-item>
        <text:list-item>
          <text:p text:style-name="P7"><text:a xlink:type="simple" xlink:href="https://developers.google.com/web/fundamentals/design-and-ui/animations/css-vs-javascript?hl=en" text:style-name="Internet_20_link" text:visited-style-name="Visited_20_Internet_20_Link">CSS vs JavaScript animations</text:a></text:p>
        </text:list-item>
        <text:list-item>
          <text:p text:style-name="P7"><text:a xlink:type="simple" xlink:href="https://developers.google.com/web/fundamentals/design-and-ui/animations/the-basics-of-easing?hl=en" text:style-name="Internet_20_link" text:visited-style-name="Visited_20_Internet_20_Link">The basics of easing</text:a></text:p>
        </text:list-item>
        <text:list-item>
          <text:p text:style-name="P7"><text:a xlink:type="simple" xlink:href="https://developers.google.com/web/fundamentals/design-and-ui/animations/custom-easing?hl=en" text:style-name="Internet_20_link" text:visited-style-name="Visited_20_Internet_20_Link">Custom easing</text:a></text:p>
        </text:list-item>
        <text:list-item>
          <text:p text:style-name="P7"><text:a xlink:type="simple" xlink:href="https://developers.google.com/web/fundamentals/design-and-ui/animations/animating-between-views?hl=en" text:style-name="Internet_20_link" text:visited-style-name="Visited_20_Internet_20_Link">Animating between views</text:a></text:p>
        </text:list-item>
        <text:list-item>
          <text:p text:style-name="P7"><text:a xlink:type="simple" xlink:href="https://developers.google.com/web/fundamentals/design-and-ui/animations/choosing-the-right-easing?hl=en" text:style-name="Internet_20_link" text:visited-style-name="Visited_20_Internet_20_Link">Choosing the right easing</text:a></text:p>
        </text:list-item>
        <text:list-item>
          <text:p text:style-name="P7"><text:a xlink:type="simple" xlink:href="https://developers.google.com/web/fundamentals/design-and-ui/animations/animating-modal-views?hl=en" text:style-name="Internet_20_link" text:visited-style-name="Visited_20_Internet_20_Link">Animating modal views</text:a></text:p>
        </text:list-item>
        <text:list-item>
          <text:p text:style-name="P7"><text:a xlink:type="simple" xlink:href="https://developers.google.com/web/fundamentals/design-and-ui/animations/asymmetric-animation-timing?hl=en" text:style-name="Internet_20_link" text:visited-style-name="Visited_20_Internet_20_Link">Asymmetric animation timing</text:a></text:p>
        </text:list-item>
        <text:list-item>
          <text:p text:style-name="P1"><text:a xlink:type="simple" xlink:href="https://developers.google.com/web/fundamentals/design-and-ui/animations/animations-and-performance?hl=en" text:style-name="Internet_20_link" text:visited-style-name="Visited_20_Internet_20_Link">Animations and performance</text:a></text:p>
        </text:list-item>
      </text:list>
      <text:h text:style-name="Heading_20_4" text:outline-level="4">Responsive layouts</text:h>
      <text:p text:style-name="Text_20_body">Create flexible, not fixed, layouts that work on mobile, desktop, or any other device.</text:p>
      <text:list xml:id="list4153273237627597828" text:style-name="L2">
        <text:list-item>
          <text:p text:style-name="P8"><text:a xlink:type="simple" xlink:href="https://developers.google.com/web/fundamentals/design-and-ui/responsive/fundamentals/?hl=en" text:style-name="Internet_20_link" text:visited-style-name="Visited_20_Internet_20_Link">Responsive web design basics</text:a></text:p>
        </text:list-item>
        <text:list-item>
          <text:p text:style-name="P2"><text:a xlink:type="simple" xlink:href="https://developers.google.com/web/fundamentals/design-and-ui/responsive/patterns/?hl=en" text:style-name="Internet_20_link" text:visited-style-name="Visited_20_Internet_20_Link">Responsive web design patterns</text:a></text:p>
        </text:list-item>
      </text:list>
      <text:h text:style-name="Heading_20_4" text:outline-level="4">Images, video and audio</text:h>
      <text:p text:style-name="Text_20_body">Use only media that loads fast and scales.</text:p>
      <text:list xml:id="list4080399222438956557" text:style-name="L3">
        <text:list-item>
          <text:p text:style-name="P9"><text:a xlink:type="simple" xlink:href="https://developers.google.com/web/fundamentals/design-and-ui/media/images/?hl=en" text:style-name="Internet_20_link" text:visited-style-name="Visited_20_Internet_20_Link">Images</text:a></text:p>
        </text:list-item>
        <text:list-item>
          <text:p text:style-name="P3"><text:a xlink:type="simple" xlink:href="https://developers.google.com/web/fundamentals/design-and-ui/media/video/?hl=en" text:style-name="Internet_20_link" text:visited-style-name="Visited_20_Internet_20_Link">Video</text:a></text:p>
        </text:list-item>
      </text:list>
      <text:h text:style-name="Heading_20_4" text:outline-level="4">User input</text:h>
      <text:p text:style-name="Text_20_body">Tap, touch, click and submit.</text:p>
      <text:list xml:id="list7648182945062653529" text:style-name="L4">
        <text:list-item>
          <text:p text:style-name="P10"><text:a xlink:type="simple" xlink:href="https://developers.google.com/web/fundamentals/design-and-ui/input/forms/?hl=en" text:style-name="Internet_20_link" text:visited-style-name="Visited_20_Internet_20_Link">Create amazing forms</text:a></text:p>
        </text:list-item>
        <text:list-item>
          <text:p text:style-name="P4"><text:a xlink:type="simple" xlink:href="https://developers.google.com/web/fundamentals/design-and-ui/input/touch/?hl=en" text:style-name="Internet_20_link" text:visited-style-name="Visited_20_Internet_20_Link">Add touch to your site</text:a></text:p>
        </text:list-item>
      </text:list>
      <text:h text:style-name="Heading_20_4" text:outline-level="4">Icons and colors for the browser</text:h>
      <text:p text:style-name="Text_20_body">Modern browsers make it easy to customize certain components, like icons, the address bar color, and even add things like custom tiles. These simple tweaks can increase engagement and bring users back to your site.</text:p>
      <text:list xml:id="list1017525654183326770" text:style-name="L5">
        <text:list-item>
          <text:p text:style-name="P11"><text:a xlink:type="simple" xlink:href="https://developers.google.com/web/fundamentals/design-and-ui/browser-customization/?hl=en" text:style-name="Internet_20_link" text:visited-style-name="Visited_20_Internet_20_Link">Icons and colors for the browser</text:a></text:p>
        </text:list-item>
        <text:list-item>
          <text:p text:style-name="P11"><text:a xlink:type="simple" xlink:href="https://developers.google.com/web/fundamentals/design-and-ui/browser-customization/great-icons?hl=en" text:style-name="Internet_20_link" text:visited-style-name="Visited_20_Internet_20_Link">Provide great icons &amp; tiles</text:a></text:p>
        </text:list-item>
        <text:list-item>
          <text:p text:style-name="P5"><text:a xlink:type="simple" xlink:href="https://developers.google.com/web/fundamentals/design-and-ui/browser-customization/theme-color?hl=en" text:style-name="Internet_20_link" text:visited-style-name="Visited_20_Internet_20_Link">Color browser elements</text:a></text:p>
        </text:list-item>
      </text:list>
      <text:h text:style-name="Heading_20_4" text:outline-level="4">Multi-device content</text:h>
      <text:p text:style-name="Text_20_body">Consider content as well as layout and graphic design when building for a range of users and devices.<text:line-break/><text:line-break/><text:soft-page-break/>This section outlines simple techniques for content design to increase engagement and expand your audience.</text:p>
      <text:list xml:id="list6287200164848348228" text:style-name="L6">
        <text:list-item>
          <text:p text:style-name="P12"><text:a xlink:type="simple" xlink:href="https://developers.google.com/web/fundamentals/design-and-ui/content/?hl=en" text:style-name="Internet_20_link" text:visited-style-name="Visited_20_Internet_20_Link">Multi-device content</text:a></text:p>
        </text:list-item>
        <text:list-item>
          <text:p text:style-name="P12"><text:a xlink:type="simple" xlink:href="https://developers.google.com/web/fundamentals/design-and-ui/content/write?hl=en" text:style-name="Internet_20_link" text:visited-style-name="Visited_20_Internet_20_Link">Write for mobile</text:a></text:p>
        </text:list-item>
        <text:list-item>
          <text:p text:style-name="P12"><text:a xlink:type="simple" xlink:href="https://developers.google.com/web/fundamentals/design-and-ui/content/redundant?hl=en" text:style-name="Internet_20_link" text:visited-style-name="Visited_20_Internet_20_Link">Eliminate unnecessary content</text:a></text:p>
        </text:list-item>
        <text:list-item>
          <text:p text:style-name="P12"><text:a xlink:type="simple" xlink:href="https://developers.google.com/web/fundamentals/design-and-ui/content/viewport?hl=en" text:style-name="Internet_20_link" text:visited-style-name="Visited_20_Internet_20_Link">Design content to work well across different viewport sizes</text:a></text:p>
        </text:list-item>
        <text:list-item>
          <text:p text:style-name="P6"><text:a xlink:type="simple" xlink:href="https://developers.google.com/web/fundamentals/design-and-ui/content/weight?hl=en" text:style-name="Internet_20_link" text:visited-style-name="Visited_20_Internet_20_Link">Understand data cost</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21:21.897788340</meta:creation-date>
    <dc:date>2016-06-29T12:21:51.069413443</dc:date>
    <meta:editing-duration>PT29S</meta:editing-duration>
    <meta:editing-cycles>1</meta:editing-cycles>
    <meta:document-statistic meta:table-count="0" meta:image-count="0" meta:object-count="0" meta:page-count="2" meta:paragraph-count="35" meta:word-count="228" meta:character-count="1349" meta:non-whitespace-character-count="1178"/>
    <meta:generator>LibreOffice/5.1.3.2$Linux_X86_64 LibreOffice_project/10m0$Build-2</meta:generator>
  </office:meta>
</office:document-meta>
</file>